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E00000026483CC9C578976279.png" manifest:media-type="image/png"/>
  <manifest:file-entry manifest:full-path="Pictures/10000000000000320000002664D35DAC6CCF1B37.png" manifest:media-type="image/png"/>
  <manifest:file-entry manifest:full-path="Pictures/100000000000006000000037880D6B17FB75EEBA.png" manifest:media-type="image/png"/>
  <manifest:file-entry manifest:full-path="Pictures/10000000000000280000002531372A4EBC53F187.png" manifest:media-type="image/png"/>
  <manifest:file-entry manifest:full-path="Pictures/100000000000002F00000026FD0211454D29709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102cm" draw:marker-start-width="0.508cm" draw:marker-end-width="0.508cm" draw:fill="none" draw:fill-color="#000000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02cm" draw:marker-start-width="0.509cm" draw:marker-end-width="0.509cm" draw:fill="none" draw:fill-color="#000000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svg:stroke-color="#000000" draw:marker-start="Arrow" draw:marker-start-width="0.254cm" draw:marker-end="Arrow" draw:marker-end-width="0.254cm" draw:fill-color="#000000" draw:textarea-vertical-align="middle"/>
    </style:style>
    <style:style style:name="gr6" style:family="graphic" style:parent-style-name="objectwithoutfill">
      <style:graphic-properties draw:fill="none" draw:fill-color="#000000" draw:textarea-vertical-align="middl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.127cm" svg:y1="6.715cm" svg:x2="16.494cm" svg:y2="6.715cm">
          <text:p/>
        </draw:line>
        <draw:line draw:style-name="gr1" draw:text-style-name="P1" draw:layer="layout" svg:x1="8.747cm" svg:y1="11.795cm" svg:x2="8.747cm" svg:y2="1.635cm">
          <text:p/>
        </draw:line>
        <draw:line draw:style-name="gr2" draw:text-style-name="P1" draw:layer="layout" svg:x1="3.667cm" svg:y1="11.795cm" svg:x2="13.954cm" svg:y2="1.635cm">
          <text:p/>
        </draw:line>
        <draw:path draw:style-name="gr3" draw:text-style-name="P2" draw:layer="layout" svg:width="3.809cm" svg:height="1.396cm" draw:transform="rotate (-3.14159265358979) translate (16.367cm 3.032cm)" svg:viewBox="0 0 3810 1397" svg:d="M0 1397h1270c1270 0 2540-1397 2540-1397">
          <text:p/>
        </draw:path>
        <draw:path draw:style-name="gr3" draw:text-style-name="P2" draw:layer="layout" svg:width="3.809cm" svg:height="1.396cm" svg:x="1.254cm" svg:y="10.398cm" svg:viewBox="0 0 3810 1397" svg:d="M0 1397h1270c1270 0 2540-1397 2540-1397">
          <text:p/>
        </draw:path>
        <draw:path draw:style-name="gr4" draw:text-style-name="P2" draw:layer="layout" svg:width="2.031cm" svg:height="0.761cm" svg:x="8.747cm" svg:y="4.683cm" svg:viewBox="0 0 2032 762" svg:d="M0 762h677c678 0 1355-762 1355-762v127">
          <text:p/>
        </draw:path>
        <draw:path draw:style-name="gr4" draw:text-style-name="P2" draw:layer="layout" svg:width="2.031cm" svg:height="0.761cm" draw:transform="rotate (-3.14159265358979) translate (8.747cm 8.747cm)" svg:viewBox="0 0 2032 762" svg:d="M0 762h677c678 0 1355-762 1355-762v127">
          <text:p/>
        </draw:path>
        <draw:line draw:style-name="gr4" draw:text-style-name="P2" draw:layer="layout" svg:x1="5.064cm" svg:y1="10.398cm" svg:x2="6.715cm" svg:y2="8.747cm">
          <text:p/>
        </draw:line>
        <draw:line draw:style-name="gr4" draw:text-style-name="P2" draw:layer="layout" svg:x1="10.779cm" svg:y1="4.683cm" svg:x2="12.557cm" svg:y2="3.032cm">
          <text:p/>
        </draw:line>
        <draw:line draw:style-name="gr5" draw:text-style-name="P3" draw:layer="layout" svg:x1="7.477cm" svg:y1="5.445cm" svg:x2="7.477cm" svg:y2="6.715cm">
          <text:p/>
        </draw:line>
        <draw:line draw:style-name="gr5" draw:text-style-name="P3" draw:layer="layout" svg:x1="3.794cm" svg:y1="1.635cm" svg:x2="3.794cm" svg:y2="6.715cm">
          <text:p/>
        </draw:line>
        <draw:line draw:style-name="gr6" draw:text-style-name="P2" draw:layer="layout" svg:x1="3.159cm" svg:y1="1.635cm" svg:x2="15.986cm" svg:y2="1.635cm">
          <text:p/>
        </draw:line>
        <draw:line draw:style-name="gr6" draw:text-style-name="P2" draw:layer="layout" svg:x1="6.969cm" svg:y1="5.445cm" svg:x2="9.001cm" svg:y2="5.445cm">
          <text:p/>
        </draw:line>
        <draw:frame draw:style-name="gr7" draw:text-style-name="P1" draw:layer="layout" svg:width="0.917cm" svg:height="0.699cm" svg:x="2.496cm" svg:y="1.889cm">
          <draw:image xlink:href="Pictures/10000000000000320000002664D35DAC6CCF1B37.png" xlink:type="simple" xlink:show="embed" xlink:actuate="onLoad">
            <text:p/>
          </draw:image>
          <svg:title>TexMaths</svg:title>
          <svg:desc>14§display§\omega§png§600§FALSE§</svg:desc>
        </draw:frame>
        <draw:frame draw:style-name="gr7" draw:text-style-name="P1" draw:layer="layout" svg:width="0.687cm" svg:height="0.635cm" svg:x="6.409cm" svg:y="5.699cm">
          <draw:image xlink:href="Pictures/10000000000000280000002531372A4EBC53F187.png" xlink:type="simple" xlink:show="embed" xlink:actuate="onLoad">
            <text:p/>
          </draw:image>
          <svg:title>TexMaths</svg:title>
          <svg:desc>14§display§\nu§png§600§FALSE§</svg:desc>
        </draw:frame>
        <draw:line draw:style-name="gr6" draw:text-style-name="P2" draw:layer="layout" svg:x1="1.381cm" svg:y1="11.795cm" svg:x2="8.747cm" svg:y2="11.795cm">
          <text:p/>
        </draw:line>
        <draw:line draw:style-name="gr5" draw:text-style-name="P3" draw:layer="layout" svg:x1="5.191cm" svg:y1="2.651cm" svg:x2="5.191cm" svg:y2="1.635cm">
          <text:p/>
        </draw:line>
        <draw:line draw:style-name="gr6" draw:text-style-name="P2" draw:layer="layout" svg:x1="4.683cm" svg:y1="2.651cm" svg:x2="12.938cm" svg:y2="2.651cm">
          <text:p/>
        </draw:line>
        <draw:frame draw:style-name="gr8" draw:text-style-name="P4" draw:layer="layout" svg:width="0.745cm" svg:height="0.605cm" svg:x="4.175cm" svg:y="1.889cm">
          <draw:image xlink:href="Pictures/100000000000002F00000026FD0211454D29709D.png" xlink:type="simple" xlink:show="embed" xlink:actuate="onLoad">
            <text:p/>
          </draw:image>
          <svg:title>TexMaths</svg:title>
          <svg:desc>14§display§\alpha§png§600§FALSE§</svg:desc>
        </draw:frame>
        <draw:line draw:style-name="gr2" draw:text-style-name="P1" draw:layer="layout" svg:x1="12.938cm" svg:y1="2.651cm" svg:x2="12.938cm" svg:y2="8.62cm">
          <text:p/>
        </draw:line>
        <draw:line draw:style-name="gr2" draw:text-style-name="P1" draw:layer="layout" svg:x1="10.779cm" svg:y1="4.683cm" svg:x2="10.779cm" svg:y2="7.477cm">
          <text:p/>
        </draw:line>
        <draw:line draw:style-name="gr5" draw:text-style-name="P3" draw:layer="layout" svg:x1="10.779cm" svg:y1="7.223cm" svg:x2="8.747cm" svg:y2="7.223cm">
          <text:p/>
        </draw:line>
        <draw:line draw:style-name="gr5" draw:text-style-name="P3" draw:layer="layout" svg:x1="12.938cm" svg:y1="8.239cm" svg:x2="8.747cm" svg:y2="8.239cm">
          <text:p/>
        </draw:line>
        <draw:frame draw:style-name="gr8" draw:text-style-name="P4" draw:layer="layout" svg:width="0.945cm" svg:height="0.541cm" svg:x="9.326cm" svg:y="7.408cm">
          <draw:image xlink:href="Pictures/100000000000006000000037880D6B17FB75EEBA.png" xlink:type="simple" xlink:show="embed" xlink:actuate="onLoad">
            <text:p/>
          </draw:image>
          <svg:title>TexMaths</svg:title>
          <svg:desc>14§display§2\,\nu§png§600§FALSE§</svg:desc>
        </draw:frame>
        <draw:frame draw:style-name="gr8" draw:text-style-name="P4" draw:layer="layout" svg:width="2.608cm" svg:height="0.483cm" svg:x="9.314cm" svg:y="8.493cm">
          <draw:image xlink:href="Pictures/10000000000000CE00000026483CC9C578976279.png" xlink:type="simple" xlink:show="embed" xlink:actuate="onLoad">
            <text:p/>
          </draw:image>
          <svg:title>TexMaths</svg:title>
          <svg:desc>14§display§\omega - \alpha§png§600§FALSE§</svg:desc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3.2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6T09:09:38.244423653</meta:creation-date>
    <dc:date>2017-06-26T11:41:38.073735759</dc:date>
    <meta:editing-duration>PT31M44S</meta:editing-duration>
    <meta:editing-cycles>5</meta:editing-cycles>
    <meta:generator>LibreOffice/5.2.7.2$Linux_X86_64 LibreOffice_project/20$Build-2</meta:generator>
    <meta:document-statistic meta:object-count="25"/>
  </office:meta>
</office:document-meta>
</file>